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928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89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5.998cm" table:align="margins"/>
    </style:style>
    <style:style style:name="Table4.A" style:family="table-column">
      <style:table-column-properties style:column-width="0.67cm" style:rel-column-width="2747*"/>
    </style:style>
    <style:style style:name="Table4.B" style:family="table-column">
      <style:table-column-properties style:column-width="7.459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1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line-height="150%"/>
      <style:text-properties fo:font-size="14pt" fo:font-weight="bol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style="italic" style:font-style-asian="italic" style:font-style-complex="italic"/>
    </style:style>
    <style:style style:name="P6" style:family="paragraph" style:parent-style-name="Standard">
      <style:paragraph-properties fo:line-height="100%" fo:text-align="start" style:justify-single-word="false"/>
      <style:text-properties fo:font-weight="normal" style:font-weight-asian="normal" style:font-weight-complex="normal"/>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Standard" style:list-style-name="L1">
      <style:paragraph-properties fo:line-height="15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Evaluation for <text:s/>Sensor Network over Mobile Devices</text:p>
      <text:p text:style-name="Standard"/>
      <text:p text:style-name="Standard"/>
      <text:p text:style-name="P3">Introduction</text:p>
      <text:p text:style-name="Standard"/>
      <text:p text:style-name="P1">I'm Thisara Rupasinghe and I'm following MCS program at University of Colombo School of Computing. Therefore as my masters project I'm trying to use mobile phone network as ad-hoc sensor network. Since now a days mobile phones are much advance and equipped with lot of sensor this has became reality. As a result I have implemented the infrastructure that is SOA bases central server and then a prototype mobile application for Android platform. Target android version for this application is Android 2.2 Froyo.</text:p>
      <text:p text:style-name="Standard"/>
      <text:p text:style-name="P1">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phon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phone currently and <text:s/>to be introduced in future.</text:p>
      <text:p text:style-name="P1">Therefore your feedback will be really helpful to improve the usability and the usefulness of this application furthermore. </text:p>
      <text:p text:style-name="P1"/>
      <text:p text:style-name="P5">Please note that your personal information and your feedback will safe with us and will not be used for any other purpose or will not be disclosed to any other person/organization.</text:p>
      <text:p text:style-name="Standard"/>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13">Description</text:p>
            </table:table-cell>
          </table:table-row>
        </table:table-header-rows>
        <table:table-row>
          <table:table-cell table:style-name="Table1.A2" office:value-type="float" office:value="1">
            <text:p text:style-name="P7">1</text:p>
          </table:table-cell>
          <table:table-cell table:style-name="Table1.B2" office:value-type="string">
            <text:p text:style-name="Table_20_Contents">Strongly Disagree</text:p>
          </table:table-cell>
        </table:table-row>
        <table:table-row>
          <table:table-cell table:style-name="Table1.A2" office:value-type="float" office:value="2">
            <text:p text:style-name="P7">2</text:p>
          </table:table-cell>
          <table:table-cell table:style-name="Table1.B2" office:value-type="string">
            <text:p text:style-name="Table_20_Contents">Disagree</text:p>
          </table:table-cell>
        </table:table-row>
        <table:table-row>
          <table:table-cell table:style-name="Table1.A2" office:value-type="float" office:value="3">
            <text:p text:style-name="P7">3</text:p>
          </table:table-cell>
          <table:table-cell table:style-name="Table1.B2" office:value-type="string">
            <text:p text:style-name="Table_20_Contents">No Comments</text:p>
          </table:table-cell>
        </table:table-row>
        <table:table-row>
          <table:table-cell table:style-name="Table1.A2" office:value-type="float" office:value="4">
            <text:p text:style-name="P7">4</text:p>
          </table:table-cell>
          <table:table-cell table:style-name="Table1.B2" office:value-type="string">
            <text:p text:style-name="Table_20_Contents">Agree</text:p>
          </table:table-cell>
        </table:table-row>
        <table:table-row>
          <table:table-cell table:style-name="Table1.A2" office:value-type="float" office:value="5">
            <text:p text:style-name="P7">5</text:p>
          </table:table-cell>
          <table:table-cell table:style-name="Table1.B2" office:value-type="string">
            <text:p text:style-name="Table_20_Contents">Strongly Agree</text:p>
          </table:table-cell>
        </table:table-row>
      </table:table>
      <text:p text:style-name="Standard"/>
      <text:p text:style-name="Standard"/>
      <text:p text:style-name="Standard"/>
      <text:p text:style-name="Standard">…............................</text:p>
      <text:p text:style-name="Standard">Thisara Rupasinghe<text:tab/><text:tab/><text:tab/><text:tab/><text:tab/><text:tab/>Date: 08:10:2011</text:p>
      <text:p text:style-name="Standard"/>
      <text:p text:style-name="P3"><text:soft-page-break/>Personal Information</text:p>
      <text:p text:style-name="Standard"/>
      <text:list xml:id="list624503048" text:style-name="L1">
        <text:list-item>
          <text:p text:style-name="P14">Name: _____________________________________</text:p>
        </text:list-item>
        <text:list-item>
          <text:p text:style-name="P14">Age: ____</text:p>
        </text:list-item>
        <text:list-item>
          <text:p text:style-name="P14">Gender: M <text:s/>| <text:s/>F</text:p>
        </text:list-item>
        <text:list-item>
          <text:p text:style-name="P14">Computer Literacy: __________________________</text:p>
        </text:list-item>
        <text:list-item>
          <text:p text:style-name="P14">Area of education: ___________________________</text:p>
        </text:list-item>
        <text:list-item>
          <text:p text:style-name="P14">Occupation: ________________________________</text:p>
        </text:list-item>
        <text:list-item>
          <text:p text:style-name="P14">Computer Literacy: __________________________</text:p>
        </text:list-item>
        <text:list-item>
          <text:p text:style-name="P14">Mobile Device:______________________________</text:p>
        </text:list-item>
        <text:list-item>
          <text:p text:style-name="P14">Android version:_____________________________</text:p>
        </text:list-item>
      </text:list>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0"/>
          </table:table-cell>
          <table:table-cell table:style-name="Table4.B1" office:value-type="string">
            <text:p text:style-name="P10">Description</text:p>
          </table:table-cell>
          <table:table-cell table:style-name="Table4.B1" table:number-columns-spanned="5" office:value-type="string">
            <text:p text:style-name="P9">Rate</text:p>
          </table:table-cell>
          <table:covered-table-cell/>
          <table:covered-table-cell/>
          <table:covered-table-cell/>
          <table:covered-table-cell/>
          <table:table-cell table:style-name="Table4.H1" office:value-type="string">
            <text:p text:style-name="P9">Comments</text:p>
          </table:table-cell>
        </table:table-row>
        <table:table-row>
          <table:table-cell table:style-name="Table4.A2" table:number-columns-spanned="8" office:value-type="string">
            <text:p text:style-name="P8">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7">1</text:p>
          </table:table-cell>
          <table:table-cell table:style-name="Table4.B3" office:value-type="string">
            <text:p text:style-name="P12">It is common familiar login screen. Layout and the password recovery function very helpful.</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
            <text:p text:style-name="P7">2</text:p>
          </table:table-cell>
          <table:table-cell table:style-name="Table4.B3" office:value-type="string">
            <text:p text:style-name="P6">Register New User screen is a well structured. Layout is quite usual. No sensitive information need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3">
            <text:p text:style-name="P7">3</text:p>
          </table:table-cell>
          <table:table-cell table:style-name="Table4.B3" office:value-type="string">
            <text:p text:style-name="P12">View data screen layout is a simple table. Since there is limited space available only critical information display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4">
            <text:p text:style-name="P7">4</text:p>
          </table:table-cell>
          <table:table-cell table:style-name="Table4.B3" office:value-type="string">
            <text:p text:style-name="P12">It interactively display all reading data once touch on a record at the view data screen. </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5">
            <text:p text:style-name="P7">5</text:p>
          </table:table-cell>
          <table:table-cell table:style-name="Table4.B3" office:value-type="string">
            <text:p text:style-name="P12">Add Job screen includes all data fields at one screen without scroll. It is a simple layout design.</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6">
            <text:p text:style-name="P7">6</text:p>
          </table:table-cell>
          <table:table-cell table:style-name="Table4.B3" office:value-type="string">
            <text:p text:style-name="P12">Add job screen field validations and error messages are displayed using toasts.</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7">
            <text:p text:style-name="P7">7</text:p>
          </table:table-cell>
          <table:table-cell table:style-name="Table4.B3" office:value-type="string">
            <text:p text:style-name="P12">View job screen has perfect scrollable screen with touch to edit functionalit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8">
            <text:p text:style-name="P7">8</text:p>
          </table:table-cell>
          <table:table-cell table:style-name="Table4.B3" office:value-type="string">
            <text:p text:style-name="P12">Home screen has good navigation to all functions and space utilized wisel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9">
            <text:p text:style-name="P7">9</text:p>
          </table:table-cell>
          <table:table-cell table:style-name="Table4.B3" office:value-type="string">
            <text:p text:style-name="P12">All screens are auto rotating with accelerometer input.</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0">
            <text:p text:style-name="P7">10</text:p>
          </table:table-cell>
          <table:table-cell table:style-name="Table4.B3" office:value-type="string">
            <text:p text:style-name="P12">Scroll bar is available everywhere it is necessar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1">
            <text:p text:style-name="P7">11</text:p>
          </table:table-cell>
          <table:table-cell table:style-name="Table4.B3" office:value-type="string">
            <text:p text:style-name="P12">Error messages are given each time there is system exception or users mistakes. </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ext:soft-page-break/>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row>
          <table:table-cell table:style-name="Table4.A15" table:number-columns-spanned="8" office:value-type="string">
            <text:p text:style-name="P10">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7">12</text:p>
          </table:table-cell>
          <table:table-cell table:style-name="Table4.B3" office:value-type="string">
            <text:p text:style-name="P12">Can not step into the system without user login. All authenticated users allow to login to the system.</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3">
            <text:p text:style-name="P7">13</text:p>
          </table:table-cell>
          <table:table-cell table:style-name="Table4.B3" office:value-type="string">
            <text:p text:style-name="P12">Sync functionality work properly without any errors or conflicts.</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4">
            <text:p text:style-name="P7">14</text:p>
          </table:table-cell>
          <table:table-cell table:style-name="Table4.B3" office:value-type="string">
            <text:p text:style-name="P12">Email Data function is useful feature to have. User receives nicely formatted data set.</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5">
            <text:p text:style-name="P7">15</text:p>
          </table:table-cell>
          <table:table-cell table:style-name="Table4.B3" office:value-type="string">
            <text:p text:style-name="P12">System does not crash unexpectedl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6">
            <text:p text:style-name="P7">16</text:p>
          </table:table-cell>
          <table:table-cell table:style-name="Table4.B3" office:value-type="string">
            <text:p text:style-name="P12">Data collected are exactly align with the specific job add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7">
            <text:p text:style-name="P7">17</text:p>
          </table:table-cell>
          <table:table-cell table:style-name="Table4.B3" office:value-type="string">
            <text:p text:style-name="P12">Application response time is quite impressiv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8">
            <text:p text:style-name="P7">18</text:p>
          </table:table-cell>
          <table:table-cell table:style-name="Table4.B3" office:value-type="string">
            <text:p text:style-name="P12">Most contributed users get priority over others.</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9">
            <text:p text:style-name="P7">19</text:p>
          </table:table-cell>
          <table:table-cell table:style-name="Table4.B3" office:value-type="string">
            <text:p text:style-name="P12">Saved user information used when he returned next tim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0">
            <text:p text:style-name="P7">20</text:p>
          </table:table-cell>
          <table:table-cell table:style-name="Table4.B3" office:value-type="string">
            <text:p text:style-name="P12">Email functionalities work fine in the system.</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row>
          <table:table-cell table:style-name="Table4.A15" table:number-columns-spanned="8" office:value-type="string">
            <text:p text:style-name="P10">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7">21</text:p>
          </table:table-cell>
          <table:table-cell table:style-name="Table4.B3" office:value-type="string">
            <text:p text:style-name="P12">When GPS disabled its working with network locations servic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2">
            <text:p text:style-name="P7">22</text:p>
          </table:table-cell>
          <table:table-cell table:style-name="Table4.B3" office:value-type="string">
            <text:p text:style-name="P12">If all location services are down, it does not try to enable them, but only ask user to enable it to continu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3">
            <text:p text:style-name="P7">23</text:p>
          </table:table-cell>
          <table:table-cell table:style-name="Table4.B3" office:value-type="string">
            <text:p text:style-name="P12">After install and run the application, system is stable as it was befor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4">
            <text:p text:style-name="P7">24</text:p>
          </table:table-cell>
          <table:table-cell table:style-name="Table4.B3" office:value-type="string">
            <text:p text:style-name="P12">Data network is not connected all the time. But it is using periodicall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5">
            <text:p text:style-name="P7">25</text:p>
          </table:table-cell>
          <table:table-cell table:style-name="Table4.B3" office:value-type="string">
            <text:p text:style-name="P12">Data usage has increas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6">
            <text:p text:style-name="P7">26</text:p>
          </table:table-cell>
          <table:table-cell table:style-name="Table4.B3" office:value-type="string">
            <text:p text:style-name="P12">Battery life does not have any noticeable effect. It is as more or less the same as befor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7">
            <text:p text:style-name="P7">27</text:p>
          </table:table-cell>
          <table:table-cell table:style-name="Table4.B3" office:value-type="string">
            <text:p text:style-name="P12">Storage is not used a lot, since it periodically clear local data after upload into server.</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
      <text:p text:style-name="Standard"/>
      <text:p text:style-name="P4"/>
      <text:p text:style-name="P4"/>
      <text:p text:style-name="P4"><text:soft-page-break/>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
      <text:p text:style-name="Standard">…..............</text:p>
      <text:p text:style-name="Standard">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10-02T21:40:06</meta:creation-date>
    <meta:generator>OpenOffice.org/3.1$Linux OpenOffice.org_project/310m19$Build-9420</meta:generator>
    <dc:date>2011-10-23T01:19:13</dc:date>
    <dc:creator>Thisara Rupasinghe</dc:creator>
    <meta:editing-duration>PT41H37M50S</meta:editing-duration>
    <meta:editing-cycles>108</meta:editing-cycles>
    <meta:document-statistic meta:table-count="2" meta:image-count="0" meta:object-count="0" meta:page-count="4" meta:paragraph-count="235" meta:word-count="870" meta:character-count="5648"/>
  </office:meta>
</office:document-meta>
</file>